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#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2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3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4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5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5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6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21"/>
          <table:table-cell office:value-type="string" calcext:value-type="string">
            <text:p>Taskset 3 T1 (7, 20); T2 (3, 12); T3 (4, 10)</text:p>
          </table:table-cell>
          <table:table-cell table:number-columns-repeated="95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.00.0000</text:date>, <text:time style:data-style-name="N2" text:time-value="18:10:26.6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14T18:16:24.858000000</dc:date>
    <meta:editing-cycles>33</meta:editing-cycles>
    <meta:editing-duration>PT4H31M40S</meta:editing-duration>
    <meta:generator>LibreOffice/7.1.3.2$Windows_X86_64 LibreOffice_project/47f78053abe362b9384784d31a6e56f8511eb1c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